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11"/>
    <style:style style:name="ce6" style:family="table-cell" style:parent-style-name="Default" style:data-style-name="N111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11">
      <style:text-properties fo:color="#ffcc00"/>
    </style:style>
    <style:style style:name="ce14" style:family="table-cell" style:parent-style-name="Default" style:data-style-name="N111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11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10"/>
        <table:table-column table:style-name="co3" table:default-cell-style-name="ce6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8"/>
        <table:table-column table:style-name="co3" table:default-cell-style-name="ce12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Advantest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3">
          <table:table-cell office:value-type="string">
            <text:p>Kurs</text:p>
          </table:table-cell>
          <table:table-cell table:style-name="ce4" office:value-type="currency" office:currency="EUR" office:value="61">
            <text:p>61,00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6" table:formula="of:=[.D20]+[.D19]" office:value-type="currency" office:currency="JPY" office:value="10959.9234565674">
            <text:p>￥10.960</text:p>
          </table:table-cell>
          <table:table-cell table:style-name="ce6" table:formula="of:=[.F2]-[.B3]/[.B4]" office:value-type="currency" office:currency="JPY" office:value="10959.9234565674">
            <text:p>￥10.960</text:p>
          </table:table-cell>
          <table:table-cell table:style-name="ce15" table:formula="of:=[.G2]*0.0072" office:value-type="currency" office:currency="EUR" office:value="78.9114488872852">
            <text:p>78,91 €</text:p>
          </table:table-cell>
          <table:table-cell table:style-name="ce10" office:value-type="percentage" office:value="0.2">
            <text:p>20,00%</text:p>
          </table:table-cell>
          <table:table-cell table:style-name="Default"/>
        </table:table-row>
        <table:table-row table:style-name="ro3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JPY" office:value="8855.79138735694">
            <text:p>￥8.856</text:p>
          </table:table-cell>
          <table:table-cell table:formula="of:=[.F3]-[.B3]/[.B4]" office:value-type="currency" office:currency="JPY" office:value="8855.79138735694">
            <text:p>￥8.856</text:p>
          </table:table-cell>
          <table:table-cell table:style-name="ce16" table:formula="of:=[.G3]*0.0072" office:value-type="currency" office:currency="EUR" office:value="63.7616979889699">
            <text:p>63,76 €</text:p>
          </table:table-cell>
          <table:table-cell table:style-name="ce11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63.9619255198269">
            <text:p>63,96 €</text:p>
          </table:table-cell>
        </table:table-row>
        <table:table-row table:style-name="ro3">
          <table:table-cell office:value-type="string">
            <text:p>Aktien</text:p>
          </table:table-cell>
          <table:table-cell table:style-name="Default" office:value-type="float" office:value="0.193">
            <text:p>0,193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JPY" office:value="6890.70621457494">
            <text:p>￥6.891</text:p>
          </table:table-cell>
          <table:table-cell table:style-name="ce14" table:formula="of:=[.F4]-[.B3]/[.B4]" office:value-type="currency" office:currency="JPY" office:value="6890.70621457494">
            <text:p>￥6.891</text:p>
          </table:table-cell>
          <table:table-cell table:style-name="ce17" table:formula="of:=[.G4]*0.0072" office:value-type="currency" office:currency="EUR" office:value="49.6130847449395">
            <text:p>49,61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3">
          <table:table-cell office:value-type="string">
            <text:p>EPS</text:p>
          </table:table-cell>
          <table:table-cell table:style-name="ce5" office:value-type="currency" office:currency="JPY" office:value="478">
            <text:p>￥478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6">
            <text:p>16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formula="of:=[.B5]/2" office:value-type="currency" office:currency="JPY" office:value="239">
            <text:p>￥239</text:p>
          </table:table-cell>
          <table:table-cell table:style-name="ce7"/>
          <table:table-cell table:formula="of:=[.B8]/(1+[.D2])^(1/4)" office:value-type="currency" office:currency="JPY" office:value="234.991393439797">
            <text:p>￥235</text:p>
          </table:table-cell>
          <table:table-cell table:formula="of:=[.B5]/2" office:value-type="currency" office:currency="JPY" office:value="239">
            <text:p>￥239</text:p>
          </table:table-cell>
          <table:table-cell table:style-name="ce8"/>
          <table:table-cell table:formula="of:=[.E8]/(1+[.D3])^(1/4)" office:value-type="currency" office:currency="JPY" office:value="234.174966299459">
            <text:p>￥234</text:p>
          </table:table-cell>
          <table:table-cell table:formula="of:=[.B5]/2" office:value-type="currency" office:currency="JPY" office:value="239">
            <text:p>￥239</text:p>
          </table:table-cell>
          <table:table-cell table:style-name="ce9"/>
          <table:table-cell table:formula="of:=[.H8]/(1+[.D4])^(1/4)" office:value-type="currency" office:currency="JPY" office:value="233.372527432638">
            <text:p>￥233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B5]*(1+[.C9])" office:value-type="currency" office:currency="JPY" office:value="506.68">
            <text:p>￥507</text:p>
          </table:table-cell>
          <table:table-cell office:value-type="percentage" office:value="0.06">
            <text:p>6,00%</text:p>
          </table:table-cell>
          <table:table-cell table:formula="of:=[.B9]/(1+[.$D$2])^[.A9]" office:value-type="currency" office:currency="JPY" office:value="473.532710280374">
            <text:p>￥474</text:p>
          </table:table-cell>
          <table:table-cell table:formula="of:=[.B5]*(1+[.F9])" office:value-type="currency" office:currency="JPY" office:value="497.12">
            <text:p>￥497</text:p>
          </table:table-cell>
          <table:table-cell office:value-type="percentage" office:value="0.04">
            <text:p>4,00%</text:p>
          </table:table-cell>
          <table:table-cell table:formula="of:=[.E9]/(1+[.$D$3])^[.A9]" office:value-type="currency" office:currency="JPY" office:value="458.175115207373">
            <text:p>￥458</text:p>
          </table:table-cell>
          <table:table-cell table:formula="of:=[.B5]*(1+[.I9])" office:value-type="currency" office:currency="JPY" office:value="487.56">
            <text:p>￥488</text:p>
          </table:table-cell>
          <table:table-cell office:value-type="percentage" office:value="0.02">
            <text:p>2,00%</text:p>
          </table:table-cell>
          <table:table-cell table:formula="of:=[.H9]/(1+[.$D$4])^[.A9]" office:value-type="currency" office:currency="JPY" office:value="443.236363636364">
            <text:p>￥443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[.B9]*(1+[.C10])" office:value-type="currency" office:currency="JPY" office:value="537.0808">
            <text:p>￥537</text:p>
          </table:table-cell>
          <table:table-cell office:value-type="percentage" office:value="0.06">
            <text:p>6,00%</text:p>
          </table:table-cell>
          <table:table-cell table:formula="of:=[.B10]/(1+[.$D$2])^[.A10]" office:value-type="currency" office:currency="JPY" office:value="469.107170931959">
            <text:p>￥469</text:p>
          </table:table-cell>
          <table:table-cell table:formula="of:=[.E9]*(1+[.F10])" office:value-type="currency" office:currency="JPY" office:value="517.0048">
            <text:p>￥517</text:p>
          </table:table-cell>
          <table:table-cell office:value-type="percentage" office:value="0.04">
            <text:p>4,00%</text:p>
          </table:table-cell>
          <table:table-cell table:formula="of:=[.E10]/(1+[.$D$3])^[.A10]" office:value-type="currency" office:currency="JPY" office:value="439.172460659602">
            <text:p>￥439</text:p>
          </table:table-cell>
          <table:table-cell table:formula="of:=[.H9]*(1+[.I10])" office:value-type="currency" office:currency="JPY" office:value="497.3112">
            <text:p>￥497</text:p>
          </table:table-cell>
          <table:table-cell office:value-type="percentage" office:value="0.02">
            <text:p>2,00%</text:p>
          </table:table-cell>
          <table:table-cell table:formula="of:=[.H10]/(1+[.$D$4])^[.A10]" office:value-type="currency" office:currency="JPY" office:value="411.000991735537">
            <text:p>￥411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formula="of:=[.B10]*(1+[.C11])" office:value-type="currency" office:currency="JPY" office:value="569.305648">
            <text:p>￥569</text:p>
          </table:table-cell>
          <table:table-cell office:value-type="percentage" office:value="0.06">
            <text:p>6,00%</text:p>
          </table:table-cell>
          <table:table-cell table:formula="of:=[.B11]/(1+[.$D$2])^[.A11]" office:value-type="currency" office:currency="JPY" office:value="464.722991764371">
            <text:p>￥465</text:p>
          </table:table-cell>
          <table:table-cell table:formula="of:=[.E10]*(1+[.F11])" office:value-type="currency" office:currency="JPY" office:value="537.684992">
            <text:p>￥538</text:p>
          </table:table-cell>
          <table:table-cell office:value-type="percentage" office:value="0.04">
            <text:p>4,00%</text:p>
          </table:table-cell>
          <table:table-cell table:formula="of:=[.E11]/(1+[.$D$3])^[.A11]" office:value-type="currency" office:currency="JPY" office:value="420.957934641462">
            <text:p>￥421</text:p>
          </table:table-cell>
          <table:table-cell table:formula="of:=[.H10]*(1+[.I11])" office:value-type="currency" office:currency="JPY" office:value="507.257424">
            <text:p>￥507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JPY" office:value="381.110010518407">
            <text:p>￥381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formula="of:=[.B11]*(1+[.C12])" office:value-type="currency" office:currency="JPY" office:value="597.7709304">
            <text:p>￥598</text:p>
          </table:table-cell>
          <table:table-cell office:value-type="percentage" office:value="0.05">
            <text:p>5,00%</text:p>
          </table:table-cell>
          <table:table-cell table:formula="of:=[.B12]/(1+[.$D$2])^[.A12]" office:value-type="currency" office:currency="JPY" office:value="456.036580703355">
            <text:p>￥456</text:p>
          </table:table-cell>
          <table:table-cell table:formula="of:=[.E11]*(1+[.F12])" office:value-type="currency" office:currency="JPY" office:value="559.19239168">
            <text:p>￥559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JPY" office:value="403.498849794581">
            <text:p>￥403</text:p>
          </table:table-cell>
          <table:table-cell table:formula="of:=[.H11]*(1+[.I12])" office:value-type="currency" office:currency="JPY" office:value="517.40257248">
            <text:p>￥517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JPY" office:value="353.392918844341">
            <text:p>￥353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formula="of:=[.B12]*(1+[.C13])" office:value-type="currency" office:currency="JPY" office:value="627.65947692">
            <text:p>￥628</text:p>
          </table:table-cell>
          <table:table-cell office:value-type="percentage" office:value="0.05">
            <text:p>5,00%</text:p>
          </table:table-cell>
          <table:table-cell table:formula="of:=[.B13]/(1+[.$D$2])^[.A13]" office:value-type="currency" office:currency="JPY" office:value="447.512532465909">
            <text:p>￥448</text:p>
          </table:table-cell>
          <table:table-cell table:formula="of:=[.E12]*(1+[.F13])" office:value-type="currency" office:currency="JPY" office:value="581.5600873472">
            <text:p>￥582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JPY" office:value="386.763874457479">
            <text:p>￥387</text:p>
          </table:table-cell>
          <table:table-cell table:formula="of:=[.H12]*(1+[.I13])" office:value-type="currency" office:currency="JPY" office:value="527.7506239296">
            <text:p>￥528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JPY" office:value="327.691615655662">
            <text:p>￥328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formula="of:=[.B13]*(1+[.C14])" office:value-type="currency" office:currency="JPY" office:value="659.042450766">
            <text:p>￥659</text:p>
          </table:table-cell>
          <table:table-cell office:value-type="percentage" office:value="0.05">
            <text:p>5,00%</text:p>
          </table:table-cell>
          <table:table-cell table:formula="of:=[.B14]/(1+[.$D$2])^[.A14]" office:value-type="currency" office:currency="JPY" office:value="439.147812232901">
            <text:p>￥439</text:p>
          </table:table-cell>
          <table:table-cell table:formula="of:=[.E13]*(1+[.F14])" office:value-type="currency" office:currency="JPY" office:value="604.822490841088">
            <text:p>￥605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JPY" office:value="370.722976438505">
            <text:p>￥371</text:p>
          </table:table-cell>
          <table:table-cell table:formula="of:=[.H13]*(1+[.I14])" office:value-type="currency" office:currency="JPY" office:value="538.305636408192">
            <text:p>￥538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JPY" office:value="303.859498153432">
            <text:p>￥304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formula="of:=[.B14]*(1+[.C15])" office:value-type="currency" office:currency="JPY" office:value="691.9945733043">
            <text:p>￥692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JPY" office:value="430.939441910791">
            <text:p>￥431</text:p>
          </table:table-cell>
          <table:table-cell table:formula="of:=[.E14]*(1+[.F15])" office:value-type="currency" office:currency="JPY" office:value="629.015390474732">
            <text:p>￥629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JPY" office:value="355.347369120779">
            <text:p>￥355</text:p>
          </table:table-cell>
          <table:table-cell table:formula="of:=[.H14]*(1+[.I15])" office:value-type="currency" office:currency="JPY" office:value="549.071749136356">
            <text:p>￥549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JPY" office:value="281.760625560455">
            <text:p>￥282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formula="of:=[.B15]*(1+[.C16])" office:value-type="currency" office:currency="JPY" office:value="726.594301969515">
            <text:p>￥727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JPY" office:value="422.884499071337">
            <text:p>￥423</text:p>
          </table:table-cell>
          <table:table-cell table:formula="of:=[.E15]*(1+[.F16])" office:value-type="currency" office:currency="JPY" office:value="654.176006093721">
            <text:p>￥654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JPY" office:value="340.609459802406">
            <text:p>￥341</text:p>
          </table:table-cell>
          <table:table-cell table:formula="of:=[.H15]*(1+[.I16])" office:value-type="currency" office:currency="JPY" office:value="560.053184119083">
            <text:p>￥560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JPY" office:value="261.268943701513">
            <text:p>￥261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formula="of:=[.B16]*(1+[.C17])" office:value-type="currency" office:currency="JPY" office:value="762.924017067991">
            <text:p>￥763</text:p>
          </table:table-cell>
          <table:table-cell office:value-type="percentage" office:value="0.05">
            <text:p>5,00%</text:p>
          </table:table-cell>
          <table:table-cell table:formula="of:=[.B17]/(1+[.$D$2])^[.A17]" office:value-type="currency" office:currency="JPY" office:value="414.980115911125">
            <text:p>￥415</text:p>
          </table:table-cell>
          <table:table-cell table:formula="of:=[.E16]*(1+[.F17])" office:value-type="currency" office:currency="JPY" office:value="680.34304633747">
            <text:p>￥680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JPY" office:value="326.482800179264">
            <text:p>￥326</text:p>
          </table:table-cell>
          <table:table-cell table:formula="of:=[.H16]*(1+[.I17])" office:value-type="currency" office:currency="JPY" office:value="571.254247801465">
            <text:p>￥571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JPY" office:value="242.267565977766">
            <text:p>￥242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formula="of:=[.B17]*(1+[.C18])" office:value-type="currency" office:currency="JPY" office:value="801.070217921391">
            <text:p>￥801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JPY" office:value="407.223478230543">
            <text:p>￥407</text:p>
          </table:table-cell>
          <table:table-cell table:formula="of:=[.E17]*(1+[.F18])" office:value-type="currency" office:currency="JPY" office:value="707.556768190968">
            <text:p>￥708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JPY" office:value="312.942038881507">
            <text:p>￥313</text:p>
          </table:table-cell>
          <table:table-cell table:formula="of:=[.H17]*(1+[.I18])" office:value-type="currency" office:currency="JPY" office:value="582.679332757494">
            <text:p>￥583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JPY" office:value="224.648106633929">
            <text:p>￥225</text:p>
          </table:table-cell>
        </table:table-row>
        <table:table-row table:style-name="ro3">
          <table:table-cell table:number-columns-repeated="2"/>
          <table:table-cell table:style-name="ce6"/>
          <table:table-cell table:formula="of:=SUM([.D8:.D18])" office:value-type="currency" office:currency="JPY" office:value="4661.07872694246">
            <text:p>￥4.661</text:p>
          </table:table-cell>
          <table:table-cell/>
          <table:table-cell table:style-name="ce13"/>
          <table:table-cell table:formula="of:=SUM([.G8:.G18])" office:value-type="currency" office:currency="JPY" office:value="4048.84784548242">
            <text:p>￥4.049</text:p>
          </table:table-cell>
          <table:table-cell/>
          <table:table-cell table:style-name="ce18"/>
          <table:table-cell table:formula="of:=SUM([.J8:.J18])" office:value-type="currency" office:currency="JPY" office:value="3463.60916785004">
            <text:p>￥3.464</text:p>
          </table:table-cell>
        </table:table-row>
        <table:table-row table:style-name="ro3">
          <table:table-cell office:value-type="string">
            <text:p>Terminal</text:p>
          </table:table-cell>
          <table:table-cell table:formula="of:=[.B18]*[.D5]" office:value-type="currency" office:currency="JPY" office:value="12817.1234867423">
            <text:p>￥12.817</text:p>
          </table:table-cell>
          <table:table-cell table:style-name="ce6"/>
          <table:table-cell table:formula="of:=[.B20]/(1+[.D2])^([.A18]+1/2)" office:value-type="currency" office:currency="JPY" office:value="6298.84472962493">
            <text:p>￥6.299</text:p>
          </table:table-cell>
          <table:table-cell table:formula="of:=[.E18]*[.D5]" office:value-type="currency" office:currency="JPY" office:value="11320.9082910555">
            <text:p>￥11.321</text:p>
          </table:table-cell>
          <table:table-cell table:style-name="ce13"/>
          <table:table-cell table:formula="of:=[.E20]/(1+[.D3])^([.A18]+1/2)" office:value-type="currency" office:currency="JPY" office:value="4806.94354187452">
            <text:p>￥4.807</text:p>
          </table:table-cell>
          <table:table-cell table:formula="of:=[.H18]*[.D5]" office:value-type="currency" office:currency="JPY" office:value="9322.86932411991">
            <text:p>￥9.323</text:p>
          </table:table-cell>
          <table:table-cell table:style-name="ce18"/>
          <table:table-cell table:formula="of:=[.H20]/(1+[.D4])^([.A18]+1/2)" office:value-type="currency" office:currency="JPY" office:value="3427.09704672489">
            <text:p>￥3.4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4">24.04.2022</text:date>, <text:time>11:11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4-24T11:11:12.03</dc:date>
    <dc:creator>aaa </dc:creator>
    <meta:editing-duration>P3DT3H34M47S</meta:editing-duration>
    <meta:editing-cycles>59</meta:editing-cycles>
    <meta:generator>OpenOffice/4.1.5$Win32 OpenOffice.org_project/415m1$Build-9789</meta:generator>
    <meta:document-statistic meta:table-count="5" meta:cell-count="691" meta:object-count="0"/>
  </office:meta>
</office:document-meta>
</file>